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2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3.44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5"/>
        <table:table-column table:style-name="co2" table:number-columns-repeated="3" table:default-cell-style-name="ce5"/>
        <table:table-column table:style-name="co3" table:default-cell-style-name="ce10"/>
        <table:table-column table:style-name="co4" table:number-columns-repeated="4" table:default-cell-style-name="ce11"/>
        <table:table-row table:style-name="ro1">
          <table:table-cell table:style-name="ce1" office:value-type="string" calcext:value-type="string">
            <text:p>DEZ</text:p>
          </table:table-cell>
          <table:table-cell table:style-name="ce1" office:value-type="string" calcext:value-type="string">
            <text:p>OKT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IN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HTML-Nummer</text:p>
          </table:table-cell>
          <table:table-cell table:style-name="ce1" office:value-type="string" calcext:value-type="string">
            <text:p>HTML Entität</text:p>
          </table:table-cell>
          <table:table-cell table:style-name="ce6" office:value-type="string" calcext:value-type="string">
            <text:p>Beschreibung</text:p>
          </table:table-cell>
          <table:table-cell table:style-name="ce1" office:value-type="string" calcext:value-type="string">
            <text:p>Taste 1</text:p>
          </table:table-cell>
          <table:table-cell table:style-name="ce1" office:value-type="string" calcext:value-type="string">
            <text:p>Taste 2</text:p>
          </table:table-cell>
          <table:table-cell table:style-name="ce1" office:value-type="string" calcext:value-type="string">
            <text:p>Taste 3</text:p>
          </table:table-cell>
          <table:table-cell table:style-name="ce1" office:value-type="string" calcext:value-type="string">
            <text:p>Taste 4</text:p>
          </table:table-cell>
        </table:table-row>
        <table:table-row table:style-name="ro2"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</text:p>
          </table:table-cell>
          <table:table-cell table:style-name="ce2" office:value-type="string" calcext:value-type="string">
            <text:p>&amp;#00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Nullzeichen</text:p>
          </table:table-cell>
          <table:table-cell table:number-columns-repeated="4"/>
        </table:table-row>
        <table:table-row table:style-name="ro2"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H</text:p>
          </table:table-cell>
          <table:table-cell table:style-name="ce2" office:value-type="string" calcext:value-type="string">
            <text:p>&amp;#01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Beginn der Kopfzeile</text:p>
          </table:table-cell>
          <table:table-cell table:number-columns-repeated="4"/>
        </table:table-row>
        <table:table-row table:style-name="ro2"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TX</text:p>
          </table:table-cell>
          <table:table-cell table:style-name="ce2" office:value-type="string" calcext:value-type="string">
            <text:p>&amp;#02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Beginn der Nachricht</text:p>
          </table:table-cell>
          <table:table-cell table:number-columns-repeated="4"/>
        </table:table-row>
        <table:table-row table:style-name="ro2"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ETX</text:p>
          </table:table-cell>
          <table:table-cell table:style-name="ce2" office:value-type="string" calcext:value-type="string">
            <text:p>&amp;#03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Ende der Nachricht</text:p>
          </table:table-cell>
          <table:table-cell table:number-columns-repeated="4"/>
        </table:table-row>
        <table:table-row table:style-name="ro2"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EOT</text:p>
          </table:table-cell>
          <table:table-cell table:style-name="ce2" office:value-type="string" calcext:value-type="string">
            <text:p>&amp;#04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Ende der Übertragung</text:p>
          </table:table-cell>
          <table:table-cell table:number-columns-repeated="4"/>
        </table:table-row>
        <table:table-row table:style-name="ro2"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ENQ</text:p>
          </table:table-cell>
          <table:table-cell table:style-name="ce2" office:value-type="string" calcext:value-type="string">
            <text:p>&amp;#05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Anfrage</text:p>
          </table:table-cell>
          <table:table-cell table:number-columns-repeated="4"/>
        </table:table-row>
        <table:table-row table:style-name="ro2"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&amp;#06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Empfangsbestätigung</text:p>
          </table:table-cell>
          <table:table-cell table:number-columns-repeated="4"/>
        </table:table-row>
        <table:table-row table:style-name="ro2">
          <table:table-cell table:number-columns-repeated="3" table:style-name="ce2" office:value-type="float" office:value="7" calcext:value-type="float">
            <text:p>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BEL</text:p>
          </table:table-cell>
          <table:table-cell table:style-name="ce2" office:value-type="string" calcext:value-type="string">
            <text:p>&amp;#07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Tonsignal</text:p>
          </table:table-cell>
          <table:table-cell table:number-columns-repeated="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BS</text:p>
          </table:table-cell>
          <table:table-cell table:style-name="ce2" office:value-type="string" calcext:value-type="string">
            <text:p>&amp;#08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Rückschritt</text:p>
          </table:table-cell>
          <table:table-cell table:number-columns-repeated="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HT</text:p>
          </table:table-cell>
          <table:table-cell table:style-name="ce2" office:value-type="string" calcext:value-type="string">
            <text:p>&amp;#09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Horizontales Tabulatorzeichen</text:p>
          </table:table-cell>
          <table:table-cell table:number-columns-repeated="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0A</text:p>
          </table:table-cell>
          <table:table-cell table:style-name="ce3" office:value-type="float" office:value="1010" calcext:value-type="float">
            <text:p>1010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&amp;#10;</text:p>
          </table:table-cell>
          <table:table-cell table:style-name="ce3" office:value-type="string" calcext:value-type="string">
            <text:p> </text:p>
          </table:table-cell>
          <table:table-cell table:style-name="ce8" office:value-type="string" calcext:value-type="string">
            <text:p>Zeilenvorschub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0B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&amp;#11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Vertikales Tabulatorzeichen</text:p>
          </table:table-cell>
          <table:table-cell table:number-columns-repeated="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0C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&amp;#12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Seitenvorschub</text:p>
          </table:table-cell>
          <table:table-cell table:number-columns-repeated="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0D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&amp;#13;</text:p>
          </table:table-cell>
          <table:table-cell table:style-name="ce3" office:value-type="string" calcext:value-type="string">
            <text:p> </text:p>
          </table:table-cell>
          <table:table-cell table:style-name="ce8" office:value-type="string" calcext:value-type="string">
            <text:p>Wagenrücklauf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0E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&amp;#14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Umschaltung</text:p>
          </table:table-cell>
          <table:table-cell table:number-columns-repeated="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0F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&amp;#15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Rückschaltung</text:p>
          </table:table-cell>
          <table:table-cell table:number-columns-repeated="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DLE</text:p>
          </table:table-cell>
          <table:table-cell table:style-name="ce2" office:value-type="string" calcext:value-type="string">
            <text:p>&amp;#16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Datenübertragungs­umschaltung</text:p>
          </table:table-cell>
          <table:table-cell table:number-columns-repeated="4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001" calcext:value-type="float">
            <text:p>10001</text:p>
          </table:table-cell>
          <table:table-cell table:style-name="ce2" office:value-type="string" calcext:value-type="string">
            <text:p>DC1</text:p>
          </table:table-cell>
          <table:table-cell table:style-name="ce2" office:value-type="string" calcext:value-type="string">
            <text:p>&amp;#17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Gerätekontrollzeichen 1 (XON)</text:p>
          </table:table-cell>
          <table:table-cell table:number-columns-repeated="4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010" calcext:value-type="float">
            <text:p>10010</text:p>
          </table:table-cell>
          <table:table-cell table:style-name="ce2" office:value-type="string" calcext:value-type="string">
            <text:p>DC2</text:p>
          </table:table-cell>
          <table:table-cell table:style-name="ce2" office:value-type="string" calcext:value-type="string">
            <text:p>&amp;#18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Gerätekontrollzeichen 2</text:p>
          </table:table-cell>
          <table:table-cell table:number-columns-repeated="4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011" calcext:value-type="float">
            <text:p>10011</text:p>
          </table:table-cell>
          <table:table-cell table:style-name="ce2" office:value-type="string" calcext:value-type="string">
            <text:p>DC3</text:p>
          </table:table-cell>
          <table:table-cell table:style-name="ce2" office:value-type="string" calcext:value-type="string">
            <text:p>&amp;#19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Gerätekontrollzeichen 3 (XOFF)</text:p>
          </table:table-cell>
          <table:table-cell table:number-columns-repeated="4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100" calcext:value-type="float">
            <text:p>10100</text:p>
          </table:table-cell>
          <table:table-cell table:style-name="ce2" office:value-type="string" calcext:value-type="string">
            <text:p>DC4</text:p>
          </table:table-cell>
          <table:table-cell table:style-name="ce2" office:value-type="string" calcext:value-type="string">
            <text:p>&amp;#20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Gerätekontrollzeichen 4</text:p>
          </table:table-cell>
          <table:table-cell table:number-columns-repeated="4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101" calcext:value-type="float">
            <text:p>10101</text:p>
          </table:table-cell>
          <table:table-cell table:style-name="ce2" office:value-type="string" calcext:value-type="string">
            <text:p>NAK</text:p>
          </table:table-cell>
          <table:table-cell table:style-name="ce2" office:value-type="string" calcext:value-type="string">
            <text:p>&amp;#21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Negative Bestätigung</text:p>
          </table:table-cell>
          <table:table-cell table:number-columns-repeated="4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110" calcext:value-type="float">
            <text:p>10110</text:p>
          </table:table-cell>
          <table:table-cell table:style-name="ce2" office:value-type="string" calcext:value-type="string">
            <text:p>SYN</text:p>
          </table:table-cell>
          <table:table-cell table:style-name="ce2" office:value-type="string" calcext:value-type="string">
            <text:p>&amp;#22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Synchronisierungssignal</text:p>
          </table:table-cell>
          <table:table-cell table:number-columns-repeated="4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111" calcext:value-type="float">
            <text:p>10111</text:p>
          </table:table-cell>
          <table:table-cell table:style-name="ce2" office:value-type="string" calcext:value-type="string">
            <text:p>ETB</text:p>
          </table:table-cell>
          <table:table-cell table:style-name="ce2" office:value-type="string" calcext:value-type="string">
            <text:p>&amp;#23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Ende des Übertragungsblockes</text:p>
          </table:table-cell>
          <table:table-cell table:number-columns-repeated="4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&amp;#24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Abbruch</text:p>
          </table:table-cell>
          <table:table-cell table:number-columns-repeated="4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001" calcext:value-type="float">
            <text:p>11001</text:p>
          </table:table-cell>
          <table:table-cell table:style-name="ce2" office:value-type="string" calcext:value-type="string">
            <text:p>EM</text:p>
          </table:table-cell>
          <table:table-cell table:style-name="ce2" office:value-type="string" calcext:value-type="string">
            <text:p>&amp;#25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Ende des Mediums</text:p>
          </table:table-cell>
          <table:table-cell table:number-columns-repeated="4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A</text:p>
          </table:table-cell>
          <table:table-cell table:style-name="ce2" office:value-type="float" office:value="11010" calcext:value-type="float">
            <text:p>11010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&amp;#26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Ersatz</text:p>
          </table:table-cell>
          <table:table-cell table:number-columns-repeated="4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float" office:value="11011" calcext:value-type="float">
            <text:p>11011</text:p>
          </table:table-cell>
          <table:table-cell table:style-name="ce2" office:value-type="string" calcext:value-type="string">
            <text:p>ESC</text:p>
          </table:table-cell>
          <table:table-cell table:style-name="ce2" office:value-type="string" calcext:value-type="string">
            <text:p>&amp;#27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Fluchtsymbol</text:p>
          </table:table-cell>
          <table:table-cell table:number-columns-repeated="4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C</text:p>
          </table:table-cell>
          <table:table-cell table:style-name="ce2" office:value-type="float" office:value="11100" calcext:value-type="float">
            <text:p>11100</text:p>
          </table:table-cell>
          <table:table-cell table:style-name="ce2" office:value-type="string" calcext:value-type="string">
            <text:p>FS</text:p>
          </table:table-cell>
          <table:table-cell table:style-name="ce2" office:value-type="string" calcext:value-type="string">
            <text:p>&amp;#28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Dateitrenner</text:p>
          </table:table-cell>
          <table:table-cell table:number-columns-repeated="4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float" office:value="11101" calcext:value-type="float">
            <text:p>11101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&amp;#29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Gruppentrenner</text:p>
          </table:table-cell>
          <table:table-cell table:number-columns-repeated="4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1E</text:p>
          </table:table-cell>
          <table:table-cell table:style-name="ce2" office:value-type="float" office:value="11110" calcext:value-type="float">
            <text:p>11110</text:p>
          </table:table-cell>
          <table:table-cell table:style-name="ce2" office:value-type="string" calcext:value-type="string">
            <text:p>RS</text:p>
          </table:table-cell>
          <table:table-cell table:style-name="ce2" office:value-type="string" calcext:value-type="string">
            <text:p>&amp;#30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Datensatztrenner</text:p>
          </table:table-cell>
          <table:table-cell table:number-columns-repeated="4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float" office:value="11111" calcext:value-type="float">
            <text:p>1111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&amp;#31;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Einheitentrenner</text:p>
          </table:table-cell>
          <table:table-cell table:number-columns-repeated="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&amp;#32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Leertast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00001" calcext:value-type="float">
            <text:p>100001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&amp;#33;</text:p>
          </table:table-cell>
          <table:table-cell table:style-name="ce4" office:value-type="string" calcext:value-type="string">
            <text:p>&amp;excl;</text:p>
          </table:table-cell>
          <table:table-cell table:style-name="ce9" office:value-type="string" calcext:value-type="string">
            <text:p>Ausrufezeiche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00010" calcext:value-type="float">
            <text:p>100010</text:p>
          </table:table-cell>
          <table:table-cell table:style-name="ce4" office:value-type="string" calcext:value-type="string">
            <text:p>"</text:p>
          </table:table-cell>
          <table:table-cell table:style-name="ce4" office:value-type="string" calcext:value-type="string">
            <text:p>&amp;#34;</text:p>
          </table:table-cell>
          <table:table-cell table:style-name="ce4" office:value-type="string" calcext:value-type="string">
            <text:p>&amp;quot;</text:p>
          </table:table-cell>
          <table:table-cell table:style-name="ce9" office:value-type="string" calcext:value-type="string">
            <text:p>Anführungszeiche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00011" calcext:value-type="float">
            <text:p>100011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&amp;#35;</text:p>
          </table:table-cell>
          <table:table-cell table:style-name="ce4" office:value-type="string" calcext:value-type="string">
            <text:p>&amp;num;</text:p>
          </table:table-cell>
          <table:table-cell table:style-name="ce9" office:value-type="string" calcext:value-type="string">
            <text:p>Doppelkreuz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00100" calcext:value-type="float">
            <text:p>100100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&amp;#36;</text:p>
          </table:table-cell>
          <table:table-cell table:style-name="ce4" office:value-type="string" calcext:value-type="string">
            <text:p>&amp;dollar;</text:p>
          </table:table-cell>
          <table:table-cell table:style-name="ce9" office:value-type="string" calcext:value-type="string">
            <text:p>Dollarzeiche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0101" calcext:value-type="float">
            <text:p>100101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&amp;#37;</text:p>
          </table:table-cell>
          <table:table-cell table:style-name="ce4" office:value-type="string" calcext:value-type="string">
            <text:p>&amp;percnt;</text:p>
          </table:table-cell>
          <table:table-cell table:style-name="ce9" office:value-type="string" calcext:value-type="string">
            <text:p>Prozentzeiche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00110" calcext:value-type="float">
            <text:p>10011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&amp;#38;</text:p>
          </table:table-cell>
          <table:table-cell table:style-name="ce4" office:value-type="string" calcext:value-type="string">
            <text:p>&amp;amp;</text:p>
          </table:table-cell>
          <table:table-cell table:style-name="ce9" office:value-type="string" calcext:value-type="string">
            <text:p>Ampersan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00111" calcext:value-type="float">
            <text:p>100111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&amp;#39;</text:p>
          </table:table-cell>
          <table:table-cell table:style-name="ce4" office:value-type="string" calcext:value-type="string">
            <text:p>&amp;apos;</text:p>
          </table:table-cell>
          <table:table-cell table:style-name="ce9" office:value-type="string" calcext:value-type="string">
            <text:p>Einfaches Anführungszeiche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01000" calcext:value-type="float">
            <text:p>101000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&amp;#40;</text:p>
          </table:table-cell>
          <table:table-cell table:style-name="ce4" office:value-type="string" calcext:value-type="string">
            <text:p>&amp;lparen;</text:p>
          </table:table-cell>
          <table:table-cell table:style-name="ce9" office:value-type="string" calcext:value-type="string">
            <text:p>Runde Klammer auf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01001" calcext:value-type="float">
            <text:p>101001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&amp;#41;</text:p>
          </table:table-cell>
          <table:table-cell table:style-name="ce4" office:value-type="string" calcext:value-type="string">
            <text:p>&amp;rparen;</text:p>
          </table:table-cell>
          <table:table-cell table:style-name="ce9" office:value-type="string" calcext:value-type="string">
            <text:p>Runde Klammer zu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2A</text:p>
          </table:table-cell>
          <table:table-cell table:style-name="ce4" office:value-type="float" office:value="101010" calcext:value-type="float">
            <text:p>101010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&amp;#42;</text:p>
          </table:table-cell>
          <table:table-cell table:style-name="ce4" office:value-type="string" calcext:value-type="string">
            <text:p>&amp;ast;</text:p>
          </table:table-cell>
          <table:table-cell table:style-name="ce9" office:value-type="string" calcext:value-type="string">
            <text:p>Sternche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2B</text:p>
          </table:table-cell>
          <table:table-cell table:style-name="ce4" office:value-type="float" office:value="101011" calcext:value-type="float">
            <text:p>101011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&amp;#43;</text:p>
          </table:table-cell>
          <table:table-cell table:style-name="ce4" office:value-type="string" calcext:value-type="string">
            <text:p>&amp;plus;</text:p>
          </table:table-cell>
          <table:table-cell table:style-name="ce9" office:value-type="string" calcext:value-type="string">
            <text:p>Pluszeiche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2C</text:p>
          </table:table-cell>
          <table:table-cell table:style-name="ce4" office:value-type="float" office:value="101100" calcext:value-type="float">
            <text:p>101100</text:p>
          </table:table-cell>
          <table:table-cell table:style-name="ce4" office:value-type="string" calcext:value-type="string">
            <text:p>,</text:p>
          </table:table-cell>
          <table:table-cell table:style-name="ce4" office:value-type="string" calcext:value-type="string">
            <text:p>&amp;#44;</text:p>
          </table:table-cell>
          <table:table-cell table:style-name="ce4" office:value-type="string" calcext:value-type="string">
            <text:p>&amp;comma;</text:p>
          </table:table-cell>
          <table:table-cell table:style-name="ce9" office:value-type="string" calcext:value-type="string">
            <text:p>Komma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2D</text:p>
          </table:table-cell>
          <table:table-cell table:style-name="ce4" office:value-type="float" office:value="101101" calcext:value-type="float">
            <text:p>10110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&amp;#45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Minuszeiche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2E</text:p>
          </table:table-cell>
          <table:table-cell table:style-name="ce4" office:value-type="float" office:value="101110" calcext:value-type="float">
            <text:p>101110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&amp;#46;</text:p>
          </table:table-cell>
          <table:table-cell table:style-name="ce4" office:value-type="string" calcext:value-type="string">
            <text:p>&amp;period;</text:p>
          </table:table-cell>
          <table:table-cell table:style-name="ce9" office:value-type="string" calcext:value-type="string">
            <text:p>Periode, dot oder vollständigen Stillstand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2F</text:p>
          </table:table-cell>
          <table:table-cell table:style-name="ce4" office:value-type="float" office:value="101111" calcext:value-type="float">
            <text:p>101111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&amp;#47;</text:p>
          </table:table-cell>
          <table:table-cell table:style-name="ce4" office:value-type="string" calcext:value-type="string">
            <text:p>&amp;sol;</text:p>
          </table:table-cell>
          <table:table-cell table:style-name="ce9" office:value-type="string" calcext:value-type="string">
            <text:p>Schrägstrich (Slash)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0000" calcext:value-type="float">
            <text:p>110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&amp;#48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Null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A</text:p>
          </table:table-cell>
          <table:table-cell table:style-name="ce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10001" calcext:value-type="float">
            <text:p>1100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&amp;#49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Eins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B</text:p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10010" calcext:value-type="float">
            <text:p>1100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&amp;#50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Zwei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10011" calcext:value-type="float">
            <text:p>1100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&amp;#51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Drei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Y</text:p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10100" calcext:value-type="float">
            <text:p>1101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&amp;#52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Vier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Up</text:p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10101" calcext:value-type="float">
            <text:p>11010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&amp;#53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Fün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Down</text:p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10110" calcext:value-type="float">
            <text:p>1101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&amp;#54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Sechs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eft</text:p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10111" calcext:value-type="float">
            <text:p>1101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&amp;#55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Sieben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Right</text:p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11000" calcext:value-type="float">
            <text:p>11100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&amp;#56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Acht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11001" calcext:value-type="float">
            <text:p>11100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&amp;#57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Neun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3A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&amp;#58;</text:p>
          </table:table-cell>
          <table:table-cell table:style-name="ce4" office:value-type="string" calcext:value-type="string">
            <text:p>&amp;colon;</text:p>
          </table:table-cell>
          <table:table-cell table:style-name="ce9" office:value-type="string" calcext:value-type="string">
            <text:p>Doppelpunkt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3B</text:p>
          </table:table-cell>
          <table:table-cell table:style-name="ce4" office:value-type="float" office:value="111011" calcext:value-type="float">
            <text:p>111011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&amp;#59;</text:p>
          </table:table-cell>
          <table:table-cell table:style-name="ce4" office:value-type="string" calcext:value-type="string">
            <text:p>&amp;semi;</text:p>
          </table:table-cell>
          <table:table-cell table:style-name="ce9" office:value-type="string" calcext:value-type="string">
            <text:p>Semikolon (Strichpunkt)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Up</text:p>
          </table:table-cell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3C</text:p>
          </table:table-cell>
          <table:table-cell table:style-name="ce4" office:value-type="float" office:value="111100" calcext:value-type="float">
            <text:p>111100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&amp;#60;</text:p>
          </table:table-cell>
          <table:table-cell table:style-name="ce4" office:value-type="string" calcext:value-type="string">
            <text:p>&amp;lt;</text:p>
          </table:table-cell>
          <table:table-cell table:style-name="ce9" office:value-type="string" calcext:value-type="string">
            <text:p>Kleiner-als-Zeichen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Down</text:p>
          </table:table-cell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3D</text:p>
          </table:table-cell>
          <table:table-cell table:style-name="ce4" office:value-type="float" office:value="111101" calcext:value-type="float">
            <text:p>111101</text:p>
          </table:table-cell>
          <table:table-cell table:style-name="ce4" office:value-type="string" calcext:value-type="string">
            <text:p>=</text:p>
          </table:table-cell>
          <table:table-cell table:style-name="ce4" office:value-type="string" calcext:value-type="string">
            <text:p>&amp;#61;</text:p>
          </table:table-cell>
          <table:table-cell table:style-name="ce4" office:value-type="string" calcext:value-type="string">
            <text:p>&amp;equals;</text:p>
          </table:table-cell>
          <table:table-cell table:style-name="ce9" office:value-type="string" calcext:value-type="string">
            <text:p>Gleichheitszeichen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Left</text:p>
          </table:table-cell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3E</text:p>
          </table:table-cell>
          <table:table-cell table:style-name="ce4" office:value-type="float" office:value="111110" calcext:value-type="float">
            <text:p>111110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&amp;#62;</text:p>
          </table:table-cell>
          <table:table-cell table:style-name="ce4" office:value-type="string" calcext:value-type="string">
            <text:p>&amp;gt;</text:p>
          </table:table-cell>
          <table:table-cell table:style-name="ce9" office:value-type="string" calcext:value-type="string">
            <text:p>Größer-als-Zeichen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Right</text:p>
          </table:table-cell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3F</text:p>
          </table:table-cell>
          <table:table-cell table:style-name="ce4" office:value-type="float" office:value="111111" calcext:value-type="float">
            <text:p>111111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&amp;#63;</text:p>
          </table:table-cell>
          <table:table-cell table:style-name="ce4" office:value-type="string" calcext:value-type="string">
            <text:p>&amp;quest;</text:p>
          </table:table-cell>
          <table:table-cell table:style-name="ce9" office:value-type="string" calcext:value-type="string">
            <text:p>Fragezeichen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00000" calcext:value-type="float">
            <text:p>1000000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&amp;#64;</text:p>
          </table:table-cell>
          <table:table-cell table:style-name="ce4" office:value-type="string" calcext:value-type="string">
            <text:p>&amp;commat;</text:p>
          </table:table-cell>
          <table:table-cell table:style-name="ce9" office:value-type="string" calcext:value-type="string">
            <text:p>at-Zeichen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00001" calcext:value-type="float">
            <text:p>10000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&amp;#65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A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00010" calcext:value-type="float">
            <text:p>100001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&amp;#66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B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00011" calcext:value-type="float">
            <text:p>100001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&amp;#67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00100" calcext:value-type="float">
            <text:p>1000100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&amp;#68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000101" calcext:value-type="float">
            <text:p>1000101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&amp;#69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E</text:p>
          </table:table-cell>
          <table:table-cell office:value-type="string" calcext:value-type="string">
            <text:p>Up</text:p>
          </table:table-cell>
          <table:table-cell table:number-columns-repeated="3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000110" calcext:value-type="float">
            <text:p>100011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&amp;#70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F</text:p>
          </table:table-cell>
          <table:table-cell office:value-type="string" calcext:value-type="string">
            <text:p>Down</text:p>
          </table:table-cell>
          <table:table-cell table:number-columns-repeated="3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000111" calcext:value-type="float">
            <text:p>100011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&amp;#71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G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001000" calcext:value-type="float">
            <text:p>1001000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&amp;#72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H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001001" calcext:value-type="float">
            <text:p>1001001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&amp;#73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4A</text:p>
          </table:table-cell>
          <table:table-cell table:style-name="ce4" office:value-type="float" office:value="1001010" calcext:value-type="float">
            <text:p>1001010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&amp;#74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4B</text:p>
          </table:table-cell>
          <table:table-cell table:style-name="ce4" office:value-type="float" office:value="1001011" calcext:value-type="float">
            <text:p>1001011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&amp;#75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4C</text:p>
          </table:table-cell>
          <table:table-cell table:style-name="ce4" office:value-type="float" office:value="1001100" calcext:value-type="float">
            <text:p>1001100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&amp;#76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4D</text:p>
          </table:table-cell>
          <table:table-cell table:style-name="ce4" office:value-type="float" office:value="1001101" calcext:value-type="float">
            <text:p>100110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&amp;#77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p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string" calcext:value-type="string">
            <text:p>4E</text:p>
          </table:table-cell>
          <table:table-cell table:style-name="ce4" office:value-type="float" office:value="1001110" calcext:value-type="float">
            <text:p>1001110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&amp;#78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own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4F</text:p>
          </table:table-cell>
          <table:table-cell table:style-name="ce4" office:value-type="float" office:value="1001111" calcext:value-type="float">
            <text:p>1001111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&amp;#79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10000" calcext:value-type="float">
            <text:p>1010000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&amp;#80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10001" calcext:value-type="float">
            <text:p>1010001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&amp;#81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010010" calcext:value-type="float">
            <text:p>1010010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&amp;#82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0011" calcext:value-type="float">
            <text:p>101001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&amp;#83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0100" calcext:value-type="float">
            <text:p>1010100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&amp;#84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010101" calcext:value-type="float">
            <text:p>1010101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&amp;#85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010110" calcext:value-type="float">
            <text:p>1010110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&amp;#86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own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010111" calcext:value-type="float">
            <text:p>1010111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&amp;#87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011000" calcext:value-type="float">
            <text:p>1011000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&amp;#88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011001" calcext:value-type="float">
            <text:p>101100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&amp;#89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5A</text:p>
          </table:table-cell>
          <table:table-cell table:style-name="ce4" office:value-type="float" office:value="1011010" calcext:value-type="float">
            <text:p>1011010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&amp;#90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Großbuchstabe 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1011011" calcext:value-type="float">
            <text:p>1011011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&amp;#91;</text:p>
          </table:table-cell>
          <table:table-cell table:style-name="ce4" office:value-type="string" calcext:value-type="string">
            <text:p>&amp;lsqb;</text:p>
          </table:table-cell>
          <table:table-cell table:style-name="ce9" office:value-type="string" calcext:value-type="string">
            <text:p>Öffnung Winkelträger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5C</text:p>
          </table:table-cell>
          <table:table-cell table:style-name="ce4" office:value-type="float" office:value="1011100" calcext:value-type="float">
            <text:p>1011100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&amp;#92;</text:p>
          </table:table-cell>
          <table:table-cell table:style-name="ce4" office:value-type="string" calcext:value-type="string">
            <text:p>&amp;bsol;</text:p>
          </table:table-cell>
          <table:table-cell table:style-name="ce9" office:value-type="string" calcext:value-type="string">
            <text:p>Umgekehrter Schrägstrich (Backslash)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5D</text:p>
          </table:table-cell>
          <table:table-cell table:style-name="ce4" office:value-type="float" office:value="1011101" calcext:value-type="float">
            <text:p>1011101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&amp;#93;</text:p>
          </table:table-cell>
          <table:table-cell table:style-name="ce4" office:value-type="string" calcext:value-type="string">
            <text:p>&amp;rsqb;</text:p>
          </table:table-cell>
          <table:table-cell table:style-name="ce9" office:value-type="string" calcext:value-type="string">
            <text:p>Schließenden Winkelträger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5E</text:p>
          </table:table-cell>
          <table:table-cell table:style-name="ce4" office:value-type="float" office:value="1011110" calcext:value-type="float">
            <text:p>1011110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&amp;#94;</text:p>
          </table:table-cell>
          <table:table-cell table:style-name="ce4" office:value-type="string" calcext:value-type="string">
            <text:p>&amp;Hat;</text:p>
          </table:table-cell>
          <table:table-cell table:style-name="ce9" office:value-type="string" calcext:value-type="string">
            <text:p>Caret - Zirkumflex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5F</text:p>
          </table:table-cell>
          <table:table-cell table:style-name="ce4" office:value-type="float" office:value="1011111" calcext:value-type="float">
            <text:p>1011111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&amp;#95;</text:p>
          </table:table-cell>
          <table:table-cell table:style-name="ce4" office:value-type="string" calcext:value-type="string">
            <text:p>&amp;lowbar;</text:p>
          </table:table-cell>
          <table:table-cell table:style-name="ce9" office:value-type="string" calcext:value-type="string">
            <text:p>Unterstrich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100000" calcext:value-type="float">
            <text:p>1100000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&amp;#96;</text:p>
          </table:table-cell>
          <table:table-cell table:style-name="ce4" office:value-type="string" calcext:value-type="string">
            <text:p>&amp;grave;</text:p>
          </table:table-cell>
          <table:table-cell table:style-name="ce9" office:value-type="string" calcext:value-type="string">
            <text:p>Gravis, einfach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100001" calcext:value-type="float">
            <text:p>11000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&amp;#97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100010" calcext:value-type="float">
            <text:p>110001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&amp;#98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b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100011" calcext:value-type="float">
            <text:p>110001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&amp;#99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100100" calcext:value-type="float">
            <text:p>1100100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&amp;#100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100101" calcext:value-type="float">
            <text:p>1100101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&amp;#101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e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100110" calcext:value-type="float">
            <text:p>110011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&amp;#102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f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100111" calcext:value-type="float">
            <text:p>110011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&amp;#103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g</text:p>
          </table:table-cell>
          <table:table-cell office:value-type="string" calcext:value-type="string">
            <text:p>Left</text:p>
          </table:table-cell>
          <table:table-cell table:number-columns-repeated="2"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101000" calcext:value-type="float">
            <text:p>1101000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&amp;#104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h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101001" calcext:value-type="float">
            <text:p>1101001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&amp;#105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6A</text:p>
          </table:table-cell>
          <table:table-cell table:style-name="ce4" office:value-type="float" office:value="1101010" calcext:value-type="float">
            <text:p>1101010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&amp;#106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6B</text:p>
          </table:table-cell>
          <table:table-cell table:style-name="ce4" office:value-type="float" office:value="1101011" calcext:value-type="float">
            <text:p>1101011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&amp;#107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6C</text:p>
          </table:table-cell>
          <table:table-cell table:style-name="ce4" office:value-type="float" office:value="1101100" calcext:value-type="float">
            <text:p>1101100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&amp;#108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string" calcext:value-type="string">
            <text:p>6D</text:p>
          </table:table-cell>
          <table:table-cell table:style-name="ce4" office:value-type="float" office:value="1101101" calcext:value-type="float">
            <text:p>110110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&amp;#109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string" calcext:value-type="string">
            <text:p>6E</text:p>
          </table:table-cell>
          <table:table-cell table:style-name="ce4" office:value-type="float" office:value="1101110" calcext:value-type="float">
            <text:p>1101110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&amp;#110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string" calcext:value-type="string">
            <text:p>6F</text:p>
          </table:table-cell>
          <table:table-cell table:style-name="ce4" office:value-type="float" office:value="1101111" calcext:value-type="float">
            <text:p>1101111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&amp;#111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110000" calcext:value-type="float">
            <text:p>1110000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&amp;#112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110001" calcext:value-type="float">
            <text:p>1110001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&amp;#113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110010" calcext:value-type="float">
            <text:p>1110010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&amp;#114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110011" calcext:value-type="float">
            <text:p>111001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&amp;#115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110100" calcext:value-type="float">
            <text:p>1110100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&amp;#116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10101" calcext:value-type="float">
            <text:p>1110101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&amp;#117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110110" calcext:value-type="float">
            <text:p>1110110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&amp;#118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110111" calcext:value-type="float">
            <text:p>1110111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&amp;#119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111000" calcext:value-type="float">
            <text:p>1111000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&amp;#120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111001" calcext:value-type="float">
            <text:p>111100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&amp;#121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string" calcext:value-type="string">
            <text:p>7A</text:p>
          </table:table-cell>
          <table:table-cell table:style-name="ce4" office:value-type="float" office:value="1111010" calcext:value-type="float">
            <text:p>1111010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&amp;#122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Kleinbuchstaben 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string" calcext:value-type="string">
            <text:p>7B</text:p>
          </table:table-cell>
          <table:table-cell table:style-name="ce4" office:value-type="float" office:value="1111011" calcext:value-type="float">
            <text:p>1111011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&amp;#123;</text:p>
          </table:table-cell>
          <table:table-cell table:style-name="ce4" office:value-type="string" calcext:value-type="string">
            <text:p>&amp;lcub;</text:p>
          </table:table-cell>
          <table:table-cell table:style-name="ce9" office:value-type="string" calcext:value-type="string">
            <text:p>Öffnende geschweifte Klammer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string" calcext:value-type="string">
            <text:p>7C</text:p>
          </table:table-cell>
          <table:table-cell table:style-name="ce4" office:value-type="float" office:value="1111100" calcext:value-type="float">
            <text:p>1111100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&amp;#124;</text:p>
          </table:table-cell>
          <table:table-cell table:style-name="ce4" office:value-type="string" calcext:value-type="string">
            <text:p>&amp;verbar;</text:p>
          </table:table-cell>
          <table:table-cell table:style-name="ce9" office:value-type="string" calcext:value-type="string">
            <text:p>Vertikale Leist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string" calcext:value-type="string">
            <text:p>7D</text:p>
          </table:table-cell>
          <table:table-cell table:style-name="ce4" office:value-type="float" office:value="1111101" calcext:value-type="float">
            <text:p>1111101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&amp;#125;</text:p>
          </table:table-cell>
          <table:table-cell table:style-name="ce4" office:value-type="string" calcext:value-type="string">
            <text:p>&amp;rcub;</text:p>
          </table:table-cell>
          <table:table-cell table:style-name="ce9" office:value-type="string" calcext:value-type="string">
            <text:p>Schließende geschweifte Klamm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string" calcext:value-type="string">
            <text:p>7E</text:p>
          </table:table-cell>
          <table:table-cell table:style-name="ce4" office:value-type="float" office:value="1111110" calcext:value-type="float">
            <text:p>1111110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&amp;#126;</text:p>
          </table:table-cell>
          <table:table-cell table:style-name="ce4" office:value-type="string" calcext:value-type="string">
            <text:p>&amp;tilde;</text:p>
          </table:table-cell>
          <table:table-cell table:style-name="ce9" office:value-type="string" calcext:value-type="string">
            <text:p>Gleichwertigkeit-sign (Tilde)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lect</text:p>
          </table:table-cell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string" calcext:value-type="string">
            <text:p>7F</text:p>
          </table:table-cell>
          <table:table-cell table:style-name="ce4" office:value-type="float" office:value="1111111" calcext:value-type="float">
            <text:p>1111111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&amp;#127;</text:p>
          </table:table-cell>
          <table:table-cell table:style-name="ce4" office:value-type="string" calcext:value-type="string">
            <text:p> </text:p>
          </table:table-cell>
          <table:table-cell table:style-name="ce9" office:value-type="string" calcext:value-type="string">
            <text:p>Zeichen lösche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lect</text:p>
          </table:table-cell>
        </table:table-row>
        <table:table-row table:style-name="ro2" table:number-rows-repeated="1048446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3T21:10:03.729500823</meta:creation-date>
    <dc:date>2026-03-23T21:32:42.206251421</dc:date>
    <meta:editing-duration>PT12M4S</meta:editing-duration>
    <meta:editing-cycles>2</meta:editing-cycles>
    <meta:generator>LibreOffice/25.8.5.2$Linux_X86_64 LibreOffice_project/580$Build-2</meta:generator>
    <meta:document-statistic meta:table-count="1" meta:cell-count="1314" meta:object-count="0"/>
  </office:meta>
</office:document-meta>
</file>